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fo:language="de" fo:country="DE" fo:font-weight="bold" officeooo:rsid="001fb713" officeooo:paragraph-rsid="001fb713" style:font-size-asian="14pt" style:font-weight-asian="bold" style:font-size-complex="16pt" style:font-weight-complex="bold"/>
    </style:style>
    <style:style style:name="P2" style:family="paragraph" style:parent-style-name="Standard">
      <style:text-properties fo:font-size="12pt" fo:language="de" fo:country="DE" fo:font-style="normal" fo:font-weight="normal" officeooo:rsid="001fb713" officeooo:paragraph-rsid="001fb713" style:font-size-asian="10.5pt" style:font-style-asian="normal" style:font-weight-asian="normal" style:font-size-complex="12pt" style:font-style-complex="normal" style:font-weight-complex="normal"/>
    </style:style>
    <style:style style:name="P3" style:family="paragraph" style:parent-style-name="Standard">
      <style:text-properties fo:font-size="12pt" fo:language="de" fo:country="DE" fo:font-style="normal" fo:font-weight="normal" officeooo:rsid="001fb713" officeooo:paragraph-rsid="0023281b" style:font-size-asian="10.5pt" style:font-style-asian="normal" style:font-weight-asian="normal" style:font-size-complex="12pt" style:font-style-complex="normal" style:font-weight-complex="normal"/>
    </style:style>
    <style:style style:name="P4" style:family="paragraph" style:parent-style-name="Standard">
      <style:text-properties fo:font-size="12pt" fo:language="de" fo:country="DE" fo:font-style="normal" fo:font-weight="normal" officeooo:rsid="002124fd" officeooo:paragraph-rsid="002124fd" style:font-size-asian="10.5pt" style:font-style-asian="normal" style:font-weight-asian="normal" style:font-size-complex="12pt" style:font-style-complex="normal" style:font-weight-complex="normal"/>
    </style:style>
    <style:style style:name="P5" style:family="paragraph" style:parent-style-name="Standard">
      <style:text-properties fo:font-size="12pt" fo:language="de" fo:country="DE" fo:font-style="normal" fo:font-weight="normal" officeooo:rsid="0023281b" officeooo:paragraph-rsid="0023281b" style:font-size-asian="10.5pt" style:font-style-asian="normal" style:font-weight-asian="normal" style:font-size-complex="12pt" style:font-style-complex="normal" style:font-weight-complex="normal"/>
    </style:style>
    <style:style style:name="P6" style:family="paragraph" style:parent-style-name="Standard">
      <style:text-properties fo:font-size="12pt" fo:language="de" fo:country="DE" fo:font-style="normal" fo:font-weight="bold" officeooo:rsid="0020412b" officeooo:paragraph-rsid="0020412b" style:font-size-asian="10.5pt" style:font-style-asian="normal" style:font-weight-asian="bold" style:font-size-complex="12pt" style:font-style-complex="normal" style:font-weight-complex="bold"/>
    </style:style>
    <style:style style:name="P7" style:family="paragraph" style:parent-style-name="Standard">
      <style:text-properties fo:font-size="12pt" fo:language="de" fo:country="DE" fo:font-style="normal" fo:font-weight="bold" officeooo:rsid="0023281b" officeooo:paragraph-rsid="0023281b" style:font-size-asian="10.5pt" style:font-style-asian="normal" style:font-weight-asian="bold" style:font-size-complex="12pt" style:font-style-complex="normal" style:font-weight-complex="bold"/>
    </style:style>
    <style:style style:name="P8" style:family="paragraph" style:parent-style-name="Standard">
      <style:text-properties fo:font-size="12pt" fo:language="de" fo:country="DE" fo:font-style="normal" fo:font-weight="bold" officeooo:rsid="0023281b" officeooo:paragraph-rsid="0024139a" style:font-size-asian="10.5pt" style:font-style-asian="normal" style:font-weight-asian="bold" style:font-size-complex="12pt" style:font-style-complex="normal" style:font-weight-complex="bold"/>
    </style:style>
    <style:style style:name="P9" style:family="paragraph" style:parent-style-name="Standard">
      <style:text-properties fo:font-size="12pt" fo:language="de" fo:country="DE" fo:font-style="italic" fo:font-weight="bold" officeooo:rsid="0024139a" officeooo:paragraph-rsid="0024139a" style:font-size-asian="10.5pt" style:font-style-asian="italic" style:font-weight-asian="bold" style:font-size-complex="12pt" style:font-style-complex="italic" style:font-weight-complex="bold"/>
    </style:style>
    <style:style style:name="P10" style:family="paragraph" style:parent-style-name="Standard">
      <style:text-properties fo:font-size="12pt" fo:language="de" fo:country="DE" fo:font-style="italic" fo:font-weight="normal" officeooo:rsid="0024139a" officeooo:paragraph-rsid="0024139a" style:font-size-asian="10.5pt" style:font-style-asian="italic" style:font-weight-asian="normal" style:font-size-complex="12pt" style:font-style-complex="italic" style:font-weight-complex="normal"/>
    </style:style>
    <style:style style:name="P11" style:family="paragraph" style:parent-style-name="Standard">
      <style:text-properties fo:font-size="12pt" fo:language="de" fo:country="DE" fo:font-style="italic" fo:font-weight="normal" officeooo:rsid="0024139a" officeooo:paragraph-rsid="00255454" style:font-size-asian="10.5pt" style:font-style-asian="italic" style:font-weight-asian="normal" style:font-size-complex="12pt" style:font-style-complex="italic" style:font-weight-complex="normal"/>
    </style:style>
    <style:style style:name="P12" style:family="paragraph" style:parent-style-name="Standard">
      <style:text-properties fo:font-size="12pt" fo:language="en" fo:country="US" fo:font-weight="normal" officeooo:rsid="001fb713" officeooo:paragraph-rsid="001fb713" style:font-size-asian="10.5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officeooo:rsid="0020412b"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20412b"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20412b"/>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officeooo:rsid="0023281b" style:font-style-asian="italic" style:font-style-complex="italic"/>
    </style:style>
    <style:style style:name="T12" style:family="text">
      <style:text-properties fo:language="en" fo:country="US" fo:font-style="italic" officeooo:rsid="0020412b" style:font-style-asian="italic" style:font-style-complex="italic"/>
    </style:style>
    <style:style style:name="T13" style:family="text">
      <style:text-properties officeooo:rsid="002413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wertung des Klassifikationsframeworks</text:p>
      <text:p text:style-name="P12"><text:span text:style-name="T1">Crnković et al (2011): A Classification Framework for Software Component Models</text:span></text:p>
      <text:p text:style-name="P2"/>
      <text:p text:style-name="P6">LZU: <text:span text:style-name="T7">Laufzeitumgebung</text:span></text:p>
      <text:p text:style-name="P6"><text:span text:style-name="T7"/></text:p>
      <text:p text:style-name="P2">Im Klassifikationsframework werden Komponentenbasierte Systeme definiert durch eine <text:span text:style-name="T6">Systemplattform</text:span>, eine Menge von <text:span text:style-name="T6">Komponenten</text:span> und einer Menge von <text:span text:style-name="T6">Verbindungen </text:span>(bindings).</text:p>
      <text:p text:style-name="P2"/>
      <text:p text:style-name="P3">Komponenten sind grundsätzlich ausführbar, was bedeutet, dass das Framework bestimmte Vorgaben an die Komponenten vorgibt (<text:span text:style-name="T8">Metadaten</text:span>) →<text:span text:style-name="T8"> Im Falle der LZU sind Annotationen vorgesehen, um beispielsweise Methoden zu kennzeichnen, welche den ausführbaren Teil einer Komponente festlegt (</text:span><text:span text:style-name="T10">Crnković et al </text:span><text:span text:style-name="T11">2011, S. 594f)</text:span><text:span text:style-name="T8">.</text:span></text:p>
      <text:p text:style-name="P4">Die Laufzeitumgebung soll dem Benutzer die Möglichkeit bieten, einzelne Klassen bzw. Komponenten (.jar Dateien ) zur Laufzeit zu laden, weshalb eine solche Vorgabe für die Komponenten unbedingt notwendig ist.</text:p>
      <text:p text:style-name="P4"/>
      <text:p text:style-name="P5">Eine Komponente muss außerdem verschiedene Eigenschaften (functional properties / extra-functional properties), die beispielsweise das Laufzeitverhalten festlegen oder eine maximale Ausführungszeit bestimmter Methoden <text:span text:style-name="T8">(</text:span><text:span text:style-name="T12">Crnković et al </text:span><text:span text:style-name="T10">2011, S. 594f)</text:span>.</text:p>
      <text:p text:style-name="P5"/>
      <text:p text:style-name="P5">Die drei definierten Dimensionen lifecycle, construction und extra-functional properties einer Komponente<text:span text:style-name="T1"> </text:span><text:span text:style-name="T8">(</text:span><text:span text:style-name="T2">Crnković et al </text:span><text:span text:style-name="T1">2011, S. 595ff) </text:span>beschreiben die charakteristiken jeder Komponente <text:span text:style-name="T13">(Extra-functional properties ausgenommen)</text:span>:</text:p>
      <text:p text:style-name="P5"/>
      <text:p text:style-name="P5"/>
      <text:p text:style-name="P7"><text:span text:style-name="T9">Lifecycle:</text:span></text:p>
      <text:p text:style-name="P8"><text:span text:style-name="T3">Modeling Stage: </text:span><text:span text:style-name="T7">Der Lebenszyklus jeder Komponente besteht aus der </text:span><text:span text:style-name="T3">Modeling Stage</text:span><text:span text:style-name="T7">, was besonders die zuvor benannten Annotationen von Methoden, die Spezifikation der Interfaces bzw. Metadaten der Bestandteile jeder Komponente beinhaltet.</text:span></text:p>
      <text:p text:style-name="P10"/>
      <text:p text:style-name="P10">Implementation / Packaging Stage: <text:span text:style-name="T4">Diese Stages beschreiben die source code, packaging, repository, usw. einer Komponente </text:span><text:span text:style-name="T5">(</text:span><text:span text:style-name="T8">Crnković et al 2011, S. 59</text:span>6-597).</text:p>
      <text:p text:style-name="P10"/>
      <text:p text:style-name="P9"><text:span text:style-name="T4">Construction:</text:span></text:p>
      <text:p text:style-name="P11"><text:span text:style-name="T4">Die Dimension der </text:span>construction <text:span text:style-name="T4">beschreibt besonders das Zusammenspiel der Interfaces von Komponenten in der LZU. Um eine Komponente auszuführen, müssen alle benötigten Interfaces und Klassen bzw. abstrahierungen geladen werden, was eine komplexe Analyse der Komponentenstruktur voraussetzt </text:span><text:span text:style-name="T5">(</text:span><text:span text:style-name="T8">Crnković et al 2011, S. 59</text:span>7-600).</text:p>
      <text:p text:style-name="P11"/>
      <text:p text:style-name="P10"/>
      <text:p text:style-name="P10"><text:span text:style-name="T4"/></text:p>
      <text:p text:style-name="P9"><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7T13:10:29.316159286</meta:creation-date>
    <dc:date>2015-10-27T13:42:14.571093418</dc:date>
    <meta:editing-duration>PT22M22S</meta:editing-duration>
    <meta:editing-cycles>8</meta:editing-cycles>
    <meta:generator>LibreOffice/4.2.8.2$Linux_X86_64 LibreOffice_project/420m0$Build-2</meta:generator>
    <meta:document-statistic meta:table-count="0" meta:image-count="0" meta:object-count="0" meta:page-count="1" meta:paragraph-count="13" meta:word-count="254" meta:character-count="2049" meta:non-whitespace-character-count="1808"/>
  </office:meta>
</office:document-meta>
</file>